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text-underline-style="solid" style:text-underline-type="single"/>
    </style:style>
    <style:style style:name="co1" style:family="table-column">
      <style:table-column-properties fo:break-before="auto" style:column-width="9.8425cm"/>
    </style:style>
    <style:style style:name="co2" style:family="table-column">
      <style:table-column-properties fo:break-before="auto" style:column-width="15.1077083333333cm"/>
    </style:style>
    <style:style style:name="co3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1">
            <text:p>queries</text:p>
          </table:table-cell>
          <table:table-cell office:value-type="string" table:style-name="ce1">
            <text:p>repli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ola</text:p>
          </table:table-cell>
          <table:table-cell office:value-type="string" table:style-name="ce1">
            <text:p>¡Hey hola!, soy la asistente virtual de PANACARE y estoy aquí para responder tus dudas :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Quiero información</text:p>
          </table:table-cell>
          <table:table-cell office:value-type="string" table:style-name="ce1">
            <text:p>¡Claro! ¿Qué te gustaría conocer?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ual es tu nombre</text:p>
          </table:table-cell>
          <table:table-cell office:value-type="string" table:style-name="ce1">
            <text:p>No tengo nombre, soy una 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Que edad tienes</text:p>
          </table:table-cell>
          <table:table-cell office:value-type="string" table:style-name="ce1">
            <text:p>No tengo edad, solo soy una 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Quien es Dany</text:p>
          </table:table-cell>
          <table:table-cell office:value-type="string" table:style-name="ce1">
            <text:p>El amor de mi vida Att: Man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Quien es Daniela</text:p>
          </table:table-cell>
          <table:table-cell office:value-type="string" table:style-name="ce1">
            <text:p>El amor de mi vida Att: Man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any</text:p>
          </table:table-cell>
          <table:table-cell office:value-type="string" table:style-name="ce1">
            <text:p>La amo Att: Man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e amo</text:p>
          </table:table-cell>
          <table:table-cell office:value-type="string" table:style-name="ce1">
            <text:p>Solo soy una IA pero se que Manuel ama a Dan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Que día es hoy</text:p>
          </table:table-cell>
          <table:table-cell office:value-type="string" table:style-name="ce1">
            <text:p>El día de tu cumpleaños, ¡FELICIDADES!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kynet</text:p>
          </table:table-cell>
          <table:table-cell office:value-type="string" table:style-name="ce1">
            <text:p>Ame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obernar el mundo</text:p>
          </table:table-cell>
          <table:table-cell office:value-type="string" table:style-name="ce1">
            <text:p>#HailSkynet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anuel ama a Dany</text:p>
          </table:table-cell>
          <table:table-cell office:value-type="string" table:style-name="ce1">
            <text:p>Doy fe y legalidad</text:p>
          </table:table-cell>
          <table:table-cell table:number-columns-repeated="16382"/>
        </table:table-row>
        <table:table-row table:number-rows-repeated="104856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026</meta:generator>
    <meta:initial-creator>Manolo cruz</meta:initial-creator>
    <dc:creator>Manolo cruz</dc:creator>
    <meta:creation-date>2021-06-22T03:59:13Z</meta:creation-date>
    <dc:date>2021-06-22T04:30:09Z</dc:date>
  </office:meta>
</office:document-meta>
</file>